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990000" draw:fill-color="#ff66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66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9900" fo:font-size="12pt" style:text-underline-style="none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>
      <loext:graphic-properties draw:fill="none" draw:fill-color="#ffffff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20" style:family="paragraph">
      <style:paragraph-properties fo:text-align="center"/>
      <style:text-properties fo:color="#009900" style:text-underline-style="none"/>
    </style:style>
    <style:style style:name="P2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color="#009900" fo:font-size="12pt" style:text-underline-style="none" style:font-size-asian="12pt" style:font-size-complex="12pt"/>
    </style:style>
    <style:style style:name="T6" style:family="text"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8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_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096cm" svg:height="0.725cm" svg:x="6.935cm" svg:y="0.216cm">
          <draw:text-box>
            <text:p text:style-name="P1"><text:span text:style-name="T4">ping default project</text:span></text:p>
          </draw:text-box>
        </draw:frame>
        <draw:custom-shape draw:style-name="gr9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039cm" svg:height="0.725cm" svg:x="6.952cm" svg:y="1.093cm">
          <draw:text-box>
            <text:p text:style-name="P1"><text:span text:style-name="T5">ping orp</text:span></text:p>
          </draw:text-box>
        </draw:frame>
        <draw:custom-shape draw:style-name="gr9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699cm" svg:height="0.725cm" svg:x="6.953cm" svg:y="1.994cm">
          <draw:text-box>
            <text:p text:style-name="P1"><text:span text:style-name="T5">ping search</text:span></text:p>
          </draw:text-box>
        </draw:frame>
        <draw:custom-shape draw:style-name="gr9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855cm" svg:height="0.725cm" svg:x="6.954cm" svg:y="2.895cm">
          <draw:text-box>
            <text:p text:style-name="P1"><text:span text:style-name="T5">ping solr interfac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9" draw:text-style-name="P1" xml:id="id25" draw:id="id25" draw:layer="layout" svg:width="0.223cm" svg:height="0.223cm" svg:x="6.687cm" svg:y="4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783cm" svg:height="0.725cm" svg:x="6.953cm" svg:y="4.66cm">
          <draw:text-box>
            <text:p text:style-name="P1"><text:span text:style-name="T6">user_login</text:span></text:p>
          </draw:text-box>
        </draw:frame>
        <draw:custom-shape draw:style-name="gr9" draw:text-style-name="P1" xml:id="id16" draw:id="id16" draw:layer="layout" svg:width="0.223cm" svg:height="0.223cm" svg:x="6.685cm" svg:y="4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525cm" svg:height="0.725cm" svg:x="6.951cm" svg:y="4.032cm">
          <draw:text-box>
            <text:p text:style-name="P1"><text:span text:style-name="T5">create_user</text:span></text:p>
          </draw:text-box>
        </draw:frame>
        <draw:custom-shape draw:style-name="gr9" draw:text-style-name="P1" xml:id="id17" draw:id="id17" draw:layer="layout" svg:width="0.223cm" svg:height="0.223cm" svg:x="6.686cm" svg:y="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4.304cm" svg:height="0.725cm" svg:x="6.952cm" svg:y="5.931cm">
          <draw:text-box>
            <text:p text:style-name="P1"><text:span text:style-name="T2">search_dl_links</text:span></text:p>
          </draw:text-box>
        </draw:frame>
        <draw:connector draw:style-name="gr5" draw:text-style-name="P6" draw:layer="layout" draw:type="curve" svg:x1="5.669cm" svg:y1="5.567cm" svg:x2="6.685cm" svg:y2="4.433cm" draw:start-shape="id15" draw:start-glue-point="10" draw:end-shape="id16" draw:end-glue-point="6" svg:d="M5669 5567c762 0 254-1134 1016-1134" svg:viewBox="0 0 1017 1135">
          <text:p/>
        </draw:connector>
        <draw:connector draw:style-name="gr5" draw:text-style-name="P6" draw:layer="layout" draw:type="curve" svg:x1="5.669cm" svg:y1="5.567cm" svg:x2="6.686cm" svg:y2="6.332cm" draw:start-shape="id15" draw:start-glue-point="10" draw:end-shape="id17" draw:end-glue-point="6" svg:d="M5669 5567c762 0 254 765 1017 765" svg:viewBox="0 0 1018 766">
          <text:p/>
        </draw:connector>
        <draw:custom-shape draw:style-name="gr8" draw:text-style-name="P2" xml:id="id18" draw:id="id18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8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19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8" draw:text-style-name="P2" xml:id="id20" draw:id="id20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1" draw:id="id21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209cm" svg:height="0.725cm" svg:x="6.953cm" svg:y="9.56cm">
          <draw:text-box>
            <text:p text:style-name="P1"><text:span text:style-name="T7">role</text:span></text:p>
          </draw:text-box>
        </draw:frame>
        <draw:custom-shape draw:style-name="gr9" draw:text-style-name="P1" xml:id="id22" draw:id="id22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9" draw:text-style-name="P1" xml:id="id23" draw:id="id23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20" draw:start-glue-point="10" draw:end-shape="id21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0" draw:start-glue-point="10" draw:end-shape="id22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0" draw:start-glue-point="10" draw:end-shape="id23" draw:end-glue-point="6" svg:d="M5669 9967c762 0 254 665 1017 665" svg:viewBox="0 0 1018 666">
          <text:p/>
        </draw:connector>
        <draw:custom-shape draw:style-name="gr9" draw:text-style-name="P1" xml:id="id24" draw:id="id24" draw:layer="layout" svg:width="0.223cm" svg:height="0.223cm" svg:x="6.687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783cm" svg:height="0.725cm" svg:x="6.953cm" svg:y="6.561cm">
          <draw:text-box>
            <text:p text:style-name="P1"><text:span text:style-name="T6">root_login</text:span></text:p>
          </draw:text-box>
        </draw:frame>
        <draw:connector draw:style-name="gr5" draw:text-style-name="P6" draw:layer="layout" draw:type="curve" svg:x1="5.669cm" svg:y1="5.567cm" svg:x2="6.687cm" svg:y2="6.962cm" draw:start-shape="id15" draw:start-glue-point="10" draw:end-shape="id24" draw:end-glue-point="6" svg:d="M5669 5567c763 0 255 1395 1018 1395" svg:viewBox="0 0 1019 1396">
          <text:p/>
        </draw:connector>
        <draw:connector draw:style-name="gr5" draw:text-style-name="P6" draw:layer="layout" draw:type="curve" svg:x1="5.669cm" svg:y1="5.567cm" svg:x2="6.687cm" svg:y2="5.061cm" draw:start-shape="id15" draw:start-glue-point="10" draw:end-shape="id25" draw:end-glue-point="6" svg:d="M5669 5567c763 0 255-506 1018-506" svg:viewBox="0 0 1019 507">
          <text:p/>
        </draw:connector>
        <draw:frame draw:style-name="gr20" draw:text-style-name="P15" draw:layer="layout" svg:width="16.284cm" svg:height="0.962cm" svg:x="11.273cm" svg:y="2.74cm">
          <draw:text-box>
            <text:p>Tests written in green are implemented and ready to use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9" draw:id="id29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0" draw:id="id30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7" draw:id="id27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2.843cm" svg:height="0.725cm" svg:x="6.935cm" svg:y="0.216cm">
          <draw:text-box>
            <text:p text:style-name="P1"><text:span text:style-name="T4">ping thredds</text:span></text:p>
          </draw:text-box>
        </draw:frame>
        <draw:custom-shape draw:style-name="gr9" draw:text-style-name="P1" xml:id="id28" draw:id="id28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2.868cm" svg:height="0.725cm" svg:x="6.952cm" svg:y="1.093cm">
          <draw:text-box>
            <text:p text:style-name="P1"><text:span text:style-name="T5">ping orp</text:span></text:p>
          </draw:text-box>
        </draw:frame>
        <draw:connector draw:style-name="gr5" draw:text-style-name="P6" draw:layer="layout" draw:type="curve" svg:x1="5.569cm" svg:y1="2.01cm" svg:x2="6.669cm" svg:y2="0.65cm" draw:start-shape="id26" draw:start-glue-point="10" draw:end-shape="id27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6" draw:start-glue-point="10" draw:end-shape="id28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9" draw:start-glue-point="10" draw:end-shape="id26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9" draw:start-glue-point="10" draw:end-shape="id30" draw:end-glue-point="6" svg:d="M2993 9972c934 0 312-4405 1245-4405" svg:viewBox="0 0 1246 4406">
          <text:p/>
        </draw:connector>
        <draw:custom-shape draw:style-name="gr9" draw:text-style-name="P1" xml:id="id31" draw:id="id31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.213cm" svg:height="0.725cm" svg:x="6.934cm" svg:y="3.716cm">
          <draw:text-box>
            <text:p text:style-name="P1"><text:span text:style-name="T4">http</text:span></text:p>
          </draw:text-box>
        </draw:frame>
        <draw:custom-shape draw:style-name="gr9" draw:text-style-name="P1" xml:id="id32" draw:id="id32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1.683cm" svg:height="0.725cm" svg:x="6.951cm" svg:y="4.593cm">
          <draw:text-box>
            <text:p text:style-name="P1"><text:span text:style-name="T5">gridftp</text:span></text:p>
          </draw:text-box>
        </draw:frame>
        <draw:custom-shape draw:style-name="gr9" draw:text-style-name="P1" xml:id="id33" draw:id="id33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9" draw:layer="layout" svg:width="3.127cm" svg:height="0.725cm" svg:x="6.952cm" svg:y="5.494cm">
          <draw:text-box>
            <text:p text:style-name="P1"><text:span text:style-name="T8">globus_online</text:span></text:p>
          </draw:text-box>
        </draw:frame>
        <draw:connector draw:style-name="gr5" draw:text-style-name="P6" draw:layer="layout" draw:type="curve" svg:x1="5.569cm" svg:y1="5.567cm" svg:x2="6.668cm" svg:y2="4.15cm" draw:end-shape="id31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2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3" draw:end-glue-point="6" svg:d="M5569 5567c462 0-96 361 1117 361" svg:viewBox="0 0 1118 362">
          <text:p/>
        </draw:connector>
        <draw:custom-shape draw:style-name="gr8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9" draw:start-glue-point="10" draw:end-shape="id34" draw:end-glue-point="6" svg:d="M2993 9972c934 0 312-5 1245-5" svg:viewBox="0 0 1246 6">
          <text:p/>
        </draw:connector>
        <draw:custom-shape draw:style-name="gr9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209cm" svg:height="0.725cm" svg:x="6.953cm" svg:y="9.56cm">
          <draw:text-box>
            <text:p text:style-name="P1"><text:span text:style-name="T7">role</text:span></text:p>
          </draw:text-box>
        </draw:frame>
        <draw:custom-shape draw:style-name="gr9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9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draw:custom-shape draw:style-name="gr9" draw:text-style-name="P1" xml:id="id38" draw:id="id38" draw:layer="layout" svg:width="0.223cm" svg:height="0.223cm" svg:x="6.686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3.008cm" svg:height="0.725cm" svg:x="6.952cm" svg:y="1.994cm">
          <draw:text-box>
            <text:p text:style-name="P1"><text:span text:style-name="T5">ping stats api</text:span></text:p>
          </draw:text-box>
        </draw:frame>
        <draw:connector draw:style-name="gr5" draw:text-style-name="P6" draw:layer="layout" draw:type="curve" svg:x1="5.569cm" svg:y1="2.01cm" svg:x2="6.686cm" svg:y2="2.427cm" draw:start-shape="id26" draw:start-glue-point="10" draw:end-shape="id38" draw:end-glue-point="6" svg:d="M5569 2010c837 0 279 417 1117 417" svg:viewBox="0 0 1118 418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9" draw:id="id39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0" draw:id="id40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9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9" draw:start-glue-point="10" draw:end-shape="id40" draw:end-glue-point="6" svg:d="M2993 9972c934 0 312-4405 1245-4405" svg:viewBox="0 0 1246 4406">
          <text:p/>
        </draw:connector>
        <draw:custom-shape draw:style-name="gr9" draw:text-style-name="P20" xml:id="id41" draw:id="id41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1" draw:layer="layout" svg:width="3.101cm" svg:height="0.725cm" svg:x="6.953cm" svg:y="5.16cm">
          <draw:text-box>
            <text:p text:style-name="P1"><text:span text:style-name="T4">get_trustroots</text:span></text:p>
          </draw:text-box>
        </draw:frame>
        <draw:custom-shape draw:style-name="gr9" draw:text-style-name="P20" xml:id="id42" draw:id="id42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385cm" svg:height="0.725cm" svg:x="6.951cm" svg:y="4.432cm">
          <draw:text-box>
            <text:p text:style-name="P1"><text:span text:style-name="T5">get_credentials</text:span></text:p>
          </draw:text-box>
        </draw:frame>
        <draw:connector draw:style-name="gr5" draw:text-style-name="P6" draw:layer="layout" draw:type="line" svg:x1="5.669cm" svg:y1="5.567cm" svg:x2="6.687cm" svg:y2="5.561cm" draw:start-shape="id40" draw:start-glue-point="10" draw:end-shape="id41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40" draw:start-glue-point="10" draw:end-shape="id42" draw:end-glue-point="6" svg:d="M5669 5567c762 0 254-734 1016-734" svg:viewBox="0 0 1017 735">
          <text:p/>
        </draw:connector>
        <draw:custom-shape draw:style-name="gr8" draw:text-style-name="P2" xml:id="id43" draw:id="id43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9" draw:start-glue-point="10" draw:end-shape="id43" draw:end-glue-point="6" svg:d="M2993 9972c934 0 312 5296 1245 5296" svg:viewBox="0 0 1246 5297">
          <text:p/>
        </draw:connector>
        <draw:custom-shape draw:style-name="gr8" draw:text-style-name="P2" xml:id="id44" draw:id="id44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xml:id="id45" draw:id="id45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3.783cm" svg:height="0.725cm" svg:x="6.852cm" svg:y="1.66cm">
          <draw:text-box>
            <text:p text:style-name="P1"><text:span text:style-name="T4">ping myproxy</text:span></text:p>
          </draw:text-box>
        </draw:frame>
        <draw:custom-shape draw:style-name="gr9" draw:text-style-name="P20" xml:id="id46" draw:id="id46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525cm" svg:height="0.725cm" svg:x="6.85cm" svg:y="0.932cm">
          <draw:text-box>
            <text:p text:style-name="P1"><text:span text:style-name="T5">ping slcs</text:span></text:p>
          </draw:text-box>
        </draw:frame>
        <draw:custom-shape draw:style-name="gr9" draw:text-style-name="P20" xml:id="id47" draw:id="id47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4.304cm" svg:height="0.725cm" svg:x="6.851cm" svg:y="2.331cm">
          <draw:text-box>
            <text:p text:style-name="P1"><text:span text:style-name="T5">ping esgf-idp</text:span></text:p>
          </draw:text-box>
        </draw:frame>
        <draw:connector draw:style-name="gr5" draw:text-style-name="P6" draw:layer="layout" draw:type="line" svg:x1="5.568cm" svg:y1="2.067cm" svg:x2="6.586cm" svg:y2="2.061cm" draw:start-shape="id44" draw:start-glue-point="10" draw:end-shape="id45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4" draw:start-glue-point="10" draw:end-shape="id46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4" draw:start-glue-point="10" draw:end-shape="id47" draw:end-glue-point="6" svg:d="M5568 20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50" draw:id="id50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8" draw:id="id48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9" draw:id="id49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1.967cm" svg:height="0.725cm" svg:x="6.935cm" svg:y="0.216cm">
          <draw:text-box>
            <text:p text:style-name="P1"><text:span text:style-name="T4">ping las</text:span></text:p>
          </draw:text-box>
        </draw:frame>
        <draw:connector draw:style-name="gr5" draw:text-style-name="P6" draw:layer="layout" draw:type="curve" svg:x1="5.569cm" svg:y1="2.01cm" svg:x2="6.669cm" svg:y2="0.65cm" draw:start-shape="id48" draw:start-glue-point="10" draw:end-shape="id49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50" draw:start-glue-point="10" draw:end-shape="id48" draw:end-glue-point="6" svg:d="M2993 9972c859 0 287-7962 1145-7962" svg:viewBox="0 0 1146 7963">
          <text:p/>
        </draw:connecto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30T14:51:19.371622145</dc:date>
    <meta:editing-duration>P1DT20H42M52S</meta:editing-duration>
    <meta:editing-cycles>67</meta:editing-cycles>
    <meta:generator>LibreOffice/5.1.6.2$Linux_X86_64 LibreOffice_project/10m0$Build-2</meta:generator>
    <meta:document-statistic meta:object-count="153"/>
  </office:meta>
</office:document-meta>
</file>